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2.87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ew_rangename</text:p>
          </table:table-cell>
          <table:table-cell office:value-type="string">
            <text:p>new content</text:p>
          </table:table-cell>
        </table:table-row>
        <table:table-row table:style-name="ro1">
          <table:table-cell office:value-type="string">
            <text:p>initial1</text:p>
          </table:table-cell>
          <table:table-cell office:value-type="string">
            <text:p>content1</text:p>
          </table:table-cell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ToCopy" table:style-name="ta1" table:print="false">
        <office:forms form:automatic-focus="false" form:apply-design-mode="false"/>
        <table:table-column table:style-name="co2" table:number-columns-repeated="5" table:default-cell-style-name="Default"/>
        <table:table-row table:style-name="ro2">
          <table:table-cell table:style-name="NewStyle" office:value-type="string">
            <text:p>a plain string</text:p>
          </table:table-cell>
          <table:table-cell table:style-name="NewStyle" office:value-type="float" office:value="10">
            <text:p>10</text:p>
          </table:table-cell>
          <table:table-cell table:style-name="NewStyle" table:formula="of:=[.C3]+[.C4]" office:value-type="float" office:value="2">
            <text:p>2</text:p>
          </table:table-cell>
          <table:table-cell table:style-name="NewStyle" table:formula="of:=initial1" office:value-type="string" office:string-value="content1">
            <text:p>content1</text:p>
          </table:table-cell>
          <table:table-cell table:style-name="NewStyle" table:formula="of:=new_rangename" office:value-type="string" office:string-value="new content">
            <text:p>new conten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</table:table>
      <table:named-expressions>
        <table:named-range table:name="initial1" table:base-cell-address="$Sheet1.$B$1" table:cell-range-address="$Sheet1.$B$2"/>
        <table:named-range table:name="new_rangename" table:base-cell-address="$Sheet1.$A$2" table:cell-range-address="$Sheet1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ewStyle" style:family="table-cell" style:parent-style-name="Default">
      <style:table-cell-properties fo:background-color="#00ff00" fo:border="0.002cm solid #000000" style:vertical-align="middle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6/12/2011</text:date>, <text:time>14:2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us Mohrhard</meta:initial-creator>
    <meta:creation-date>2011-11-30T10:09:14</meta:creation-date>
    <dc:date>2011-12-16T14:28:02</dc:date>
    <dc:creator>Laurent Godard</dc:creator>
    <meta:editing-duration>PT05H36M34S</meta:editing-duration>
    <meta:editing-cycles>10</meta:editing-cycles>
    <meta:generator>OpenOffice.org/3.2$Linux OpenOffice.org_project/320m19$Build-9505</meta:generator>
    <meta:document-statistic meta:table-count="3" meta:cell-count="11" meta:object-count="0"/>
  </office:meta>
</office:document-meta>
</file>